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1.svm" manifest:media-type="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top" draw:auto-grow-height="false" fo:min-height="4.392cm" fo:min-width="7.859cm" fo:padding-top="0.134cm" fo:padding-bottom="0.134cm" fo:padding-left="0.259cm" fo:padding-right="0.259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0.632cm" fo:min-width="6.21cm"/>
    </style:style>
    <style:style style:name="gr4" style:family="graphic" style:parent-style-name="standard">
      <style:graphic-properties draw:fill-color="#00ff7f" draw:textarea-horizontal-align="justify" draw:textarea-vertical-align="middle" draw:auto-grow-height="false" fo:min-height="0.632cm" fo:min-width="6.21cm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top" draw:auto-grow-height="false" fo:min-height="4.276cm" fo:min-width="7.859cm" fo:padding-top="0.134cm" fo:padding-bottom="0.134cm" fo:padding-left="0.259cm" fo:padding-right="0.259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705cm" fo:min-width="8.051cm"/>
    </style:style>
    <style:style style:name="gr7" style:family="graphic" style:parent-style-name="standard">
      <style:graphic-properties svg:stroke-color="#000000" draw:fill-color="#ffffff" draw:textarea-horizontal-align="justify" draw:textarea-vertical-align="top" draw:auto-grow-height="false" fo:min-height="4.392cm" fo:min-width="7.898cm"/>
    </style:style>
    <style:style style:name="gr8" style:family="graphic" style:parent-style-name="standard">
      <style:graphic-properties svg:stroke-color="#000000" draw:fill-color="#eeeeee" draw:textarea-horizontal-align="justify" draw:textarea-vertical-align="middle" draw:auto-grow-height="false" fo:min-height="0.516cm" fo:min-width="4.83cm"/>
    </style:style>
    <style:style style:name="gr9" style:family="graphic" style:parent-style-name="standard">
      <style:graphic-properties svg:stroke-color="#000000" draw:fill-color="#00ff7f" draw:textarea-horizontal-align="justify" draw:textarea-vertical-align="middle" draw:auto-grow-height="false" fo:min-height="0.516cm" fo:min-width="4.83cm"/>
    </style:style>
    <style:style style:name="gr10" style:family="graphic" style:parent-style-name="objectwithoutfill">
      <style:graphic-properties svg:stroke-width="0.018cm" draw:marker-start="Arrow" draw:marker-start-width="0.227cm" draw:marker-end="" draw:marker-end-width="0.027cm" draw:fill="none" draw:textarea-vertical-align="middle" fo:padding-top="0.034cm" fo:padding-bottom="0.034cm" fo:padding-left="0.159cm" fo:padding-right="0.159cm"/>
    </style:style>
    <style:style style:name="gr11" style:family="graphic" style:parent-style-name="standard" style:list-style-name="L4">
      <style:graphic-properties svg:stroke-color="#000000" draw:fill-color="#eeeeee" draw:textarea-horizontal-align="justify" draw:textarea-vertical-align="top" draw:auto-grow-height="false" fo:min-height="6.119cm" fo:min-width="17.623cm"/>
    </style:style>
    <style:style style:name="gr12" style:family="graphic" style:parent-style-name="standard">
      <style:graphic-properties svg:stroke-color="#000000" draw:fill-color="#eeeeee" draw:textarea-horizontal-align="justify" draw:textarea-vertical-align="top" draw:auto-grow-height="false" fo:min-height="2.372cm" fo:min-width="17.756cm"/>
    </style:style>
    <style:style style:name="gr13" style:family="graphic" style:parent-style-name="standard">
      <style:graphic-properties svg:stroke-color="#000000" draw:fill-color="#00ff7f" draw:textarea-horizontal-align="justify" draw:textarea-vertical-align="top" draw:auto-grow-height="false" fo:min-height="2.374cm" fo:min-width="17.712cm"/>
    </style:style>
    <style:style style:name="gr14" style:family="graphic" style:parent-style-name="standard">
      <style:graphic-properties svg:stroke-color="#000000" draw:fill-color="#eeeeee" draw:textarea-horizontal-align="justify" draw:textarea-vertical-align="middle" draw:auto-grow-height="false" fo:min-height="6.232cm" fo:min-width="4.659cm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2.351cm" fo:min-width="4.615cm"/>
    </style:style>
    <style:style style:name="gr16" style:family="graphic" style:parent-style-name="standard">
      <style:graphic-properties svg:stroke-color="#000000" draw:fill-color="#00ff7f" draw:textarea-horizontal-align="justify" draw:textarea-vertical-align="middle" draw:auto-grow-height="false" fo:min-height="2.351cm" fo:min-width="4.528cm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notes">
      <style:graphic-properties draw:fill-color="#ffffff" draw:auto-grow-height="true" fo:min-height="13.364cm"/>
    </style:style>
    <style:style style:name="pr6" style:family="presentation" style:parent-style-name="file_3a__2f__2f__2f_tmp_2f_Alizarin.otp-notes">
      <style:graphic-properties draw:fill-color="#ffffff" fo:min-height="13.364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743cm"/>
    </style:style>
    <style:style style:name="ro2" style:family="table-row">
      <style:table-row-properties style:row-height="0.6cm"/>
    </style:style>
    <style:style style:name="ro3" style:family="table-row">
      <style:table-row-properties style:row-height="0.964cm"/>
    </style:style>
    <style:style style:name="ce1" style:family="table-cell">
      <style:paragraph-properties fo:text-align="center"/>
      <style:text-properties fo:color="#ffffff" fo:font-size="16pt" style:font-size-asian="16pt" style:font-size-complex="16pt"/>
    </style:style>
    <style:style style:name="ce2" style:family="table-cell">
      <style:text-properties style:use-window-font-color="true" fo:font-size="12pt" style:font-size-asian="12pt" style:font-size-complex="12pt"/>
    </style:style>
    <style:style style:name="ce3" style:family="table-cell">
      <style:paragraph-properties fo:text-align="center"/>
      <style:text-properties fo:font-size="14pt" style:font-size-asian="14pt" style:font-size-complex="14pt"/>
    </style:style>
    <style:style style:name="ce4" style:family="table-cell">
      <style:text-properties fo:font-size="14pt" style:font-size-asian="14pt" style:font-size-complex="14pt"/>
    </style:style>
    <style:style style:name="ce5" style:family="table-cell"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eeeeee"/>
      <style:paragraph-properties fo:text-align="center"/>
      <style:text-properties fo:font-size="13pt" style:font-size-asian="13pt" style:font-size-complex="13pt"/>
    </style:style>
    <style:style style:name="P6" style:family="paragraph">
      <loext:graphic-properties draw:fill-color="#00ff7f"/>
      <style:paragraph-properties fo:text-align="center"/>
      <style:text-properties fo:font-size="13pt" style:font-size-asian="13pt" style:font-size-complex="1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-color="#eeeeee"/>
      <style:paragraph-properties fo:text-align="start"/>
      <style:text-properties fo:font-size="13pt" style:font-size-asian="13pt" style:font-size-complex="13pt"/>
    </style:style>
    <style:style style:name="P10" style:family="paragraph">
      <loext:graphic-properties draw:fill-color="#00ff7f"/>
      <style:paragraph-properties fo:text-align="start"/>
      <style:text-properties fo:font-size="13pt" style:font-size-asian="13pt" style:font-size-complex="13pt"/>
    </style:style>
    <style:style style:name="P11" style:family="paragraph">
      <style:text-properties style:use-window-font-color="true" fo:font-size="12pt" style:font-size-asian="12pt" style:font-size-complex="12pt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loext:graphic-properties draw:fill-color="#eeeeee"/>
      <style:paragraph-properties fo:text-align="center"/>
    </style:style>
    <style:style style:name="P15" style:family="paragraph">
      <loext:graphic-properties draw:fill-color="#00ff7f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ffffff" fo:font-size="16pt" style:font-size-asian="16pt" style:font-size-complex="16pt"/>
    </style:style>
    <style:style style:name="T3" style:family="text">
      <style:text-properties style:use-window-font-color="true" fo:font-size="14pt" style:font-size-asian="14pt" style:font-size-complex="14pt"/>
    </style:style>
    <style:style style:name="T4" style:family="text">
      <style:text-properties style:use-window-font-color="true" fo:font-size="12pt" style:font-size-asian="12pt" style:font-size-complex="12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Crypto Engine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High frequency CryptoCurrency trading syste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orkFlow Overview</text:p>
          </draw:text-box>
        </draw:frame>
        <draw:custom-shape draw:style-name="gr2" draw:text-style-name="P4" xml:id="id3" draw:id="id3" draw:layer="layout" svg:width="8.359cm" svg:height="4.642cm" svg:x="3.161cm" svg:y="7.645cm">
          <text:p text:style-name="P3">Public</text:p>
          <draw:enhanced-geometry svg:viewBox="0 0 21600 21600" draw:type="rectangle" draw:enhanced-path="M 0 0 L 21600 0 21600 21600 0 21600 0 0 Z N"/>
        </draw:custom-shape>
        <draw:custom-shape draw:style-name="gr3" draw:text-style-name="P5" xml:id="id5" draw:id="id5" draw:layer="layout" svg:width="6.71cm" svg:height="0.882cm" svg:x="3.985cm" svg:y="8.645cm">
          <text:p text:style-name="P3"><text:span text:style-name="T1">Scarico dati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4" draw:id="id4" draw:layer="layout" svg:width="6.71cm" svg:height="0.882cm" svg:x="3.985cm" svg:y="9.813cm">
          <text:p text:style-name="P3"><text:span text:style-name="T1">Caricamento in db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6" draw:id="id6" draw:layer="layout" svg:width="6.71cm" svg:height="0.882cm" svg:x="3.985cm" svg:y="10.981cm">
          <text:p text:style-name="P3"><text:span text:style-name="T1">Complet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8.359cm" svg:height="4.526cm" svg:x="15.776cm" svg:y="7.703cm">
          <text:p text:style-name="P3">Priva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2" draw:id="id2" draw:layer="layout" svg:width="8.551cm" svg:height="1.955cm" svg:x="9.219cm" svg:y="4.619cm">
          <text:p text:style-name="P3">Scheduler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8.398cm" svg:height="4.642cm" svg:x="9.486cm" svg:y="13.123cm">
          <text:p text:style-name="P3">Strategies</text:p>
          <draw:enhanced-geometry svg:viewBox="0 0 21600 21600" draw:type="rectangle" draw:enhanced-path="M 0 0 L 21600 0 21600 21600 0 21600 0 0 Z N"/>
        </draw:custom-shape>
        <draw:custom-shape draw:style-name="gr8" draw:text-style-name="P5" xml:id="id10" draw:id="id10" draw:layer="layout" svg:width="5.33cm" svg:height="0.766cm" svg:x="11.034cm" svg:y="14.347cm">
          <text:p text:style-name="P3"><text:span text:style-name="T1">Strategia</text:span></text:p>
          <draw:enhanced-geometry svg:viewBox="0 0 21600 21600" draw:type="rectangle" draw:enhanced-path="M 0 0 L 21600 0 21600 21600 0 21600 0 0 Z N"/>
        </draw:custom-shape>
        <draw:custom-shape draw:style-name="gr9" draw:text-style-name="P6" xml:id="id12" draw:id="id12" draw:layer="layout" svg:width="5.33cm" svg:height="0.766cm" svg:x="11.034cm" svg:y="16.62cm">
          <text:p text:style-name="P3"><text:span text:style-name="T1">Complet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1" draw:id="id11" draw:layer="layout" svg:width="5.33cm" svg:height="0.766cm" svg:x="11.034cm" svg:y="15.491cm">
          <text:p text:style-name="P3"><text:span text:style-name="T1">Controllo ordini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line-skew="0.039cm" svg:x1="19.955cm" svg:y1="7.703cm" svg:x2="13.494cm" svg:y2="6.574cm" draw:start-shape="id1" draw:start-glue-point="0" draw:end-shape="id2" svg:d="M19955 7703v-530h-6461v-599" svg:viewBox="0 0 6462 1130">
          <text:p/>
        </draw:connector>
        <draw:connector draw:style-name="gr10" draw:text-style-name="P7" draw:layer="layout" draw:line-skew="0.062cm" svg:x1="7.34cm" svg:y1="7.645cm" svg:x2="13.494cm" svg:y2="6.574cm" draw:start-shape="id3" draw:start-glue-point="0" draw:end-shape="id2" draw:end-glue-point="2" svg:d="M7340 7645v-478h6154v-593" svg:viewBox="0 0 6155 1072">
          <text:p/>
        </draw:connector>
        <draw:connector draw:style-name="gr10" draw:text-style-name="P7" draw:layer="layout" svg:x1="7.34cm" svg:y1="9.813cm" svg:x2="7.34cm" svg:y2="9.527cm" draw:start-shape="id4" draw:start-glue-point="0" draw:end-shape="id5" draw:end-glue-point="2" svg:d="M7340 9813v-286" svg:viewBox="0 0 1 287">
          <text:p/>
        </draw:connector>
        <draw:connector draw:style-name="gr10" draw:text-style-name="P7" draw:layer="layout" svg:x1="7.34cm" svg:y1="10.981cm" svg:x2="7.34cm" svg:y2="10.695cm" draw:start-shape="id6" draw:start-glue-point="0" draw:end-shape="id4" draw:end-glue-point="2" svg:d="M7340 10981v-286" svg:viewBox="0 0 1 287">
          <text:p/>
        </draw:connector>
        <draw:custom-shape draw:style-name="gr3" draw:text-style-name="P5" xml:id="id8" draw:id="id8" draw:layer="layout" svg:width="6.71cm" svg:height="0.882cm" svg:x="16.606cm" svg:y="8.573cm">
          <text:p text:style-name="P3"><text:span text:style-name="T1">Scarico dati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7" draw:id="id7" draw:layer="layout" svg:width="6.71cm" svg:height="0.882cm" svg:x="16.606cm" svg:y="9.741cm">
          <text:p text:style-name="P3"><text:span text:style-name="T1">Caricamento in db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9" draw:id="id9" draw:layer="layout" svg:width="6.71cm" svg:height="0.882cm" svg:x="16.606cm" svg:y="10.909cm">
          <text:p text:style-name="P3"><text:span text:style-name="T1">Complete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svg:x1="19.961cm" svg:y1="9.741cm" svg:x2="19.961cm" svg:y2="9.455cm" draw:start-shape="id7" draw:start-glue-point="0" draw:end-shape="id8" draw:end-glue-point="2" svg:d="M19961 9741v-286" svg:viewBox="0 0 1 287">
          <text:p/>
        </draw:connector>
        <draw:connector draw:style-name="gr10" draw:text-style-name="P7" draw:layer="layout" svg:x1="19.961cm" svg:y1="10.909cm" svg:x2="19.961cm" svg:y2="10.623cm" draw:start-shape="id9" draw:start-glue-point="0" draw:end-shape="id7" draw:end-glue-point="2" svg:d="M19961 10909v-286" svg:viewBox="0 0 1 287">
          <text:p/>
        </draw:connector>
        <draw:connector draw:style-name="gr10" draw:text-style-name="P7" draw:layer="layout" draw:line-skew="-0.405cm" svg:x1="13.699cm" svg:y1="14.347cm" svg:x2="7.34cm" svg:y2="11.863cm" draw:start-shape="id10" draw:start-glue-point="0" draw:end-shape="id6" draw:end-glue-point="2" svg:d="M13699 14347v-1647h-6359v-837" svg:viewBox="0 0 6360 2485">
          <text:p/>
        </draw:connector>
        <draw:connector draw:style-name="gr10" draw:text-style-name="P7" draw:layer="layout" svg:x1="13.699cm" svg:y1="15.491cm" svg:x2="13.699cm" svg:y2="15.113cm" draw:start-shape="id11" draw:start-glue-point="0" draw:end-shape="id10" draw:end-glue-point="2" svg:d="M13699 15491v-378" svg:viewBox="0 0 1 379">
          <text:p/>
        </draw:connector>
        <draw:connector draw:style-name="gr10" draw:text-style-name="P7" draw:layer="layout" svg:x1="13.699cm" svg:y1="16.62cm" svg:x2="13.699cm" svg:y2="16.257cm" draw:start-shape="id12" draw:start-glue-point="0" draw:end-shape="id11" draw:end-glue-point="2" svg:d="M13699 16620v-363" svg:viewBox="0 0 1 364">
          <text:p/>
        </draw:connector>
        <draw:connector draw:style-name="gr10" draw:text-style-name="P7" draw:layer="layout" draw:line-skew="0cm 0.247cm" svg:x1="11.034cm" svg:y1="14.73cm" svg:x2="13.699cm" svg:y2="17.386cm" draw:start-shape="id10" draw:start-glue-point="3" draw:end-shape="id12" draw:end-glue-point="2" svg:d="M11034 14730h-501v3404h3166v-748" svg:viewBox="0 0 3167 3405">
          <text:p/>
        </draw:connector>
        <draw:connector draw:style-name="gr10" draw:text-style-name="P7" draw:layer="layout" svg:x1="16.364cm" svg:y1="15.874cm" svg:x2="19.961cm" svg:y2="11.791cm" draw:start-shape="id11" draw:start-glue-point="1" draw:end-shape="id9" draw:end-glue-point="2" svg:d="M16364 15874h3597v-4083" svg:viewBox="0 0 3598 4084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ublic</text:p>
          </draw:text-box>
        </draw:frame>
        <draw:custom-shape draw:style-name="gr11" draw:text-style-name="P9" draw:layer="layout" svg:width="18.123cm" svg:height="6.369cm" svg:x="7.519cm" svg:y="4.94cm">
          <text:p text:style-name="P8"><text:span text:style-name="T1">Scarico in parallelo dei seguenti dati attraverso API da Kraken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18.256cm" svg:height="2.622cm" svg:x="7.452cm" svg:y="11.949cm">
          <text:p text:style-name="P8"><text:span text:style-name="T1">Carico nel database i dati scaricati. Ogni set di dati ha una tabella dedicata: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8.212cm" svg:height="2.624cm" svg:x="7.474cm" svg:y="15.178cm">
          <text:p text:style-name="P8"><text:span text:style-name="T1">Il wf “Public” termina quando I dati sono caricati in db.</text:span></text:p>
          <text:p text:style-name="P8"><text:span text:style-name="T1">Il messaggio di complite del wf è necessario per inviare iniziare le strategie.</text:span></text:p>
          <text:p text:style-name="P8"><text:span text:style-name="T1">Il messaggio di “complite” ha una validià temporare di 2 sec.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4.612cm" svg:x="9.176cm" svg:y="6.138cm">
          <table:table table:template-name="orange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<text:span text:style-name="T2">Public market data</text:span></text:p>
              </table:table-cell>
              <table:table-cell table:style-name="orange3">
                <text:p text:style-name="P3"><text:span text:style-name="T2">Cadenza</text:span></text:p>
              </table:table-cell>
            </table:table-row>
            <table:table-row table:style-name="ro2">
              <table:table-cell table:style-name="ce2">
                <text:p text:style-name="P11"><text:span text:style-name="T3">Asse</text:span><text:span text:style-name="T4">t</text:span></text:p>
              </table:table-cell>
              <table:table-cell table:style-name="ce3">
                <text:p text:style-name="P12"><text:span text:style-name="T5">daily</text:span></text:p>
              </table:table-cell>
            </table:table-row>
            <table:table-row table:style-name="ro3">
              <table:table-cell table:style-name="ce4">
                <text:p text:style-name="P13"><text:span text:style-name="T5">AssetPairs</text:span></text:p>
              </table:table-cell>
              <table:table-cell table:style-name="ce5">
                <text:p text:style-name="P3"><text:span text:style-name="T5">daily</text:span></text:p>
              </table:table-cell>
            </table:table-row>
            <table:table-row table:style-name="ro3">
              <table:table-cell table:style-name="ce4">
                <text:p text:style-name="P13"><text:span text:style-name="T5">Ticker</text:span></text:p>
              </table:table-cell>
              <table:table-cell table:style-name="ce3">
                <text:p text:style-name="P12"><text:span text:style-name="T5">ogni 10 sec</text:span></text:p>
              </table:table-cell>
            </table:table-row>
            <table:table-row table:style-name="ro3">
              <table:table-cell table:style-name="ce4">
                <text:p text:style-name="P13"><text:span text:style-name="T5">Spread</text:span></text:p>
              </table:table-cell>
              <table:table-cell table:style-name="ce3">
                <text:p text:style-name="P12"><text:span text:style-name="T5">ogni 10 sec</text:span></text:p>
              </table:table-cell>
            </table:table-row>
          </table:table>
          <draw:image xlink:href="Pictures/TablePreview1.svm" xlink:type="simple" xlink:show="embed" xlink:actuate="onLoad"/>
        </draw:frame>
        <draw:connector draw:style-name="gr10" draw:text-style-name="P7" draw:layer="layout" svg:x1="4.122cm" svg:y1="11.973cm" svg:x2="4.122cm" svg:y2="11.332cm" draw:start-shape="id13" draw:start-glue-point="0" draw:end-shape="id14" draw:end-glue-point="2" svg:d="M4122 11973v-641" svg:viewBox="0 0 1 642">
          <text:p/>
        </draw:connector>
        <draw:connector draw:style-name="gr10" draw:text-style-name="P7" draw:layer="layout" svg:x1="4.122cm" svg:y1="15.213cm" svg:x2="4.122cm" svg:y2="14.574cm" draw:start-shape="id15" draw:start-glue-point="0" draw:end-shape="id13" draw:end-glue-point="2" svg:d="M4122 15213v-639" svg:viewBox="0 0 1 640">
          <text:p/>
        </draw:connector>
        <draw:custom-shape draw:style-name="gr14" draw:text-style-name="P14" xml:id="id14" draw:id="id14" draw:layer="layout" svg:width="5.159cm" svg:height="6.482cm" svg:x="1.543cm" svg:y="4.85cm">
          <text:p text:style-name="P3">Scarico dati</text:p>
          <draw:enhanced-geometry svg:viewBox="0 0 21600 21600" draw:type="rectangle" draw:enhanced-path="M 0 0 L 21600 0 21600 21600 0 21600 0 0 Z N"/>
        </draw:custom-shape>
        <draw:custom-shape draw:style-name="gr15" draw:text-style-name="P14" xml:id="id13" draw:id="id13" draw:layer="layout" svg:width="5.115cm" svg:height="2.601cm" svg:x="1.565cm" svg:y="11.973cm">
          <text:p text:style-name="P3">Caricamento in </text:p>
          <text:p text:style-name="P3">db</text:p>
          <draw:enhanced-geometry svg:viewBox="0 0 21600 21600" draw:type="rectangle" draw:enhanced-path="M 0 0 L 21600 0 21600 21600 0 21600 0 0 Z N"/>
        </draw:custom-shape>
        <draw:custom-shape draw:style-name="gr16" draw:text-style-name="P15" xml:id="id15" draw:id="id15" draw:layer="layout" svg:width="5.028cm" svg:height="2.601cm" svg:x="1.608cm" svg:y="15.213cm">
          <text:p text:style-name="P3">Complet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center" draw:auto-grow-width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4.363cm" svg:height="1.484cm" svg:x="2.375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3.427cm" svg:height="1.484cm" svg:x="14.729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4.545cm" svg:height="1.484cm" svg:x="2.284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3.245cm" svg:height="1.484cm" svg:x="14.82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ero&gt;</text:page-number></text:p>
        </draw:text-box>
      </draw:frame>
      <presentation:notes style:page-layout-name="PM2"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ero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3T13:21:11.311621275</meta:creation-date>
    <meta:editing-duration>PT11M33S</meta:editing-duration>
    <meta:editing-cycles>3</meta:editing-cycles>
    <meta:generator>LibreOffice/5.3.1.2$Linux_x86 LibreOffice_project/30m0$Build-2</meta:generator>
    <dc:date>2017-10-03T17:30:45.867034215</dc:date>
    <meta:document-statistic meta:object-count="8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